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fo:font-style="italic" officeooo:rsid="00bbed8f" officeooo:paragraph-rsid="001eca0c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line-height="150%"/>
      <style:text-properties fo:font-size="15pt" fo:font-style="italic" officeooo:rsid="01ff8853" officeooo:paragraph-rsid="01ff8853" style:font-size-asian="15pt" style:font-style-asian="italic" style:font-size-complex="15pt" style:font-style-complex="italic"/>
    </style:style>
    <style:style style:name="P3" style:family="paragraph" style:parent-style-name="Standard">
      <style:text-properties fo:font-size="15pt" fo:font-weight="bold" officeooo:rsid="00d9ee56" officeooo:paragraph-rsid="001eca0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d9ee56" officeooo:paragraph-rsid="001eca0c" style:font-size-asian="15pt" style:font-size-complex="15pt"/>
    </style:style>
    <style:style style:name="P5" style:family="paragraph" style:parent-style-name="Standard">
      <style:paragraph-properties fo:line-height="150%"/>
      <style:text-properties fo:font-size="15pt" officeooo:rsid="002937db" officeooo:paragraph-rsid="008d35a4" style:font-size-asian="15pt" style:font-size-complex="15pt"/>
    </style:style>
    <style:style style:name="P6" style:family="paragraph" style:parent-style-name="Standard">
      <style:paragraph-properties fo:line-height="150%"/>
      <style:text-properties fo:font-size="15pt" officeooo:rsid="005ef59d" officeooo:paragraph-rsid="001eca0c" style:font-size-asian="15pt" style:font-size-complex="15pt"/>
    </style:style>
    <style:style style:name="P7" style:family="paragraph" style:parent-style-name="Standard">
      <style:paragraph-properties fo:line-height="150%"/>
      <style:text-properties fo:font-size="15pt" officeooo:rsid="0105e768" officeooo:paragraph-rsid="0105e768" style:font-size-asian="15pt" style:font-size-complex="15pt"/>
    </style:style>
    <style:style style:name="P8" style:family="paragraph" style:parent-style-name="Standard">
      <style:paragraph-properties fo:line-height="150%"/>
      <style:text-properties fo:font-size="15pt" officeooo:rsid="012c8da8" officeooo:paragraph-rsid="012c8da8" style:font-size-asian="15pt" style:font-size-complex="15pt"/>
    </style:style>
    <style:style style:name="P9" style:family="paragraph" style:parent-style-name="Standard">
      <style:paragraph-properties fo:line-height="150%"/>
      <style:text-properties fo:font-size="15pt" officeooo:rsid="012ee5ae" officeooo:paragraph-rsid="012ee5ae" style:font-size-asian="15pt" style:font-size-complex="15pt"/>
    </style:style>
    <style:style style:name="P10" style:family="paragraph" style:parent-style-name="Standard">
      <style:paragraph-properties fo:line-height="150%"/>
      <style:text-properties fo:font-size="15pt" officeooo:rsid="016922a4" officeooo:paragraph-rsid="01d01ffe" style:font-size-asian="15pt" style:font-size-complex="15pt"/>
    </style:style>
    <style:style style:name="P11" style:family="paragraph" style:parent-style-name="Standard">
      <style:paragraph-properties fo:line-height="150%"/>
      <style:text-properties fo:font-size="15pt" fo:font-style="normal" officeooo:rsid="0066703a" officeooo:paragraph-rsid="001eca0c" style:font-size-asian="15pt" style:font-style-asian="normal" style:font-size-complex="15pt" style:font-style-complex="normal"/>
    </style:style>
    <style:style style:name="P12" style:family="paragraph" style:parent-style-name="Standard">
      <style:paragraph-properties fo:line-height="150%"/>
      <style:text-properties fo:font-size="15pt" fo:font-style="normal" officeooo:rsid="00ae04ea" officeooo:paragraph-rsid="001eca0c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line-height="150%"/>
      <style:text-properties fo:font-size="15pt" fo:font-style="normal" fo:font-weight="bold" officeooo:rsid="00648c56" officeooo:paragraph-rsid="001eca0c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font-style="normal" fo:font-weight="bold" officeooo:rsid="00648c56" officeooo:paragraph-rsid="001eca0c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20pt" fo:font-weight="bold" officeooo:rsid="00d9ee56" officeooo:paragraph-rsid="001eca0c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line-height="150%"/>
      <style:text-properties style:text-position="0% 100%" fo:font-size="15pt" fo:font-style="normal" fo:font-weight="normal" officeooo:rsid="01a1bac4" officeooo:paragraph-rsid="01a1bac4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line-height="150%"/>
      <style:text-properties style:text-position="0% 100%" fo:font-size="15pt" fo:font-style="normal" fo:font-weight="normal" officeooo:rsid="01ab7876" officeooo:paragraph-rsid="01ab7876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line-height="150%"/>
      <style:text-properties style:text-position="0% 100%" fo:font-size="15pt" fo:font-style="normal" fo:font-weight="normal" officeooo:rsid="01c0c45f" officeooo:paragraph-rsid="01d66396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line-height="150%"/>
      <style:text-properties style:text-position="0% 100%" fo:font-size="15pt" fo:font-style="normal" fo:font-weight="bold" officeooo:rsid="01ee4623" officeooo:paragraph-rsid="01ee4623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line-height="150%"/>
      <style:text-properties style:text-position="0% 100%" fo:font-size="15pt" fo:font-style="italic" fo:font-weight="normal" officeooo:rsid="00b8bba8" officeooo:paragraph-rsid="001eca0c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style:paragraph-properties fo:line-height="150%"/>
      <style:text-properties style:text-position="0% 100%" fo:font-size="15pt" fo:font-style="italic" officeooo:rsid="02045951" officeooo:paragraph-rsid="02045951" style:font-size-asian="15pt" style:font-style-asian="italic" style:font-size-complex="15pt" style:font-style-complex="italic"/>
    </style:style>
    <style:style style:name="P22" style:family="paragraph" style:parent-style-name="Standard">
      <style:paragraph-properties fo:line-height="150%"/>
      <style:text-properties fo:font-size="15pt" officeooo:rsid="00345b97" officeooo:paragraph-rsid="008d35a4" style:font-size-asian="15pt" style:font-size-complex="15pt"/>
    </style:style>
    <style:style style:name="P23" style:family="paragraph" style:parent-style-name="Standard">
      <style:paragraph-properties fo:line-height="150%"/>
      <style:text-properties style:text-position="0% 100%" fo:font-size="15pt" fo:font-style="normal" fo:font-weight="normal" officeooo:rsid="00a88687" officeooo:paragraph-rsid="001eca0c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line-height="150%"/>
      <style:text-properties style:text-position="0% 100%" fo:font-size="15pt" fo:font-style="normal" fo:font-weight="normal" officeooo:rsid="01c25d16" officeooo:paragraph-rsid="01d66396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1fca1e6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1ffe5fa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201537e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2029f3b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202a76b" style:font-style-asian="normal" style:font-weight-asian="normal" style:font-style-complex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954b0d" style:font-weight-asian="bold" style:font-weight-complex="bold"/>
    </style:style>
    <style:style style:name="T13" style:family="text">
      <style:text-properties style:text-position="0% 100%" fo:font-weight="bold" officeooo:rsid="0185bd2d" style:font-weight-asian="bold" style:font-weight-complex="bold"/>
    </style:style>
    <style:style style:name="T14" style:family="text">
      <style:text-properties style:text-position="0% 100%" fo:font-weight="bold" officeooo:rsid="018a8a37" style:font-weight-asian="bold" style:font-weight-complex="bold"/>
    </style:style>
    <style:style style:name="T15" style:family="text">
      <style:text-properties style:text-position="0% 100%" fo:font-weight="bold" officeooo:rsid="009b389d" style:font-weight-asian="bold" style:font-weight-complex="bold"/>
    </style:style>
    <style:style style:name="T16" style:family="text">
      <style:text-properties style:text-position="0% 100%" fo:font-weight="normal" officeooo:rsid="00bb1595" style:font-weight-asian="normal" style:font-weight-complex="normal"/>
    </style:style>
    <style:style style:name="T17" style:family="text">
      <style:text-properties style:text-position="0% 100%" style:font-name="MathJax_Math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text-position="0% 100%" style:font-name="MathJax_Math" fo:font-size="16pt" fo:font-weight="normal" officeooo:rsid="009548bf" style:font-size-asian="16pt" style:font-weight-asian="normal" style:font-size-complex="16pt" style:font-weight-complex="normal"/>
    </style:style>
    <style:style style:name="T19" style:family="text">
      <style:text-properties style:text-position="0% 100%" style:font-name="MathJax_Math" fo:font-size="16pt" fo:font-weight="normal" officeooo:rsid="01069d4a" style:font-size-asian="16pt" style:font-weight-asian="normal" style:font-size-complex="16pt" style:font-weight-complex="normal"/>
    </style:style>
    <style:style style:name="T20" style:family="text">
      <style:text-properties style:text-position="0% 100%" style:font-name="MathJax_Math" fo:font-size="16pt" fo:font-weight="normal" officeooo:rsid="01074c99" style:font-size-asian="16pt" style:font-weight-asian="normal" style:font-size-complex="16pt" style:font-weight-complex="normal"/>
    </style:style>
    <style:style style:name="T21" style:family="text">
      <style:text-properties style:text-position="0% 100%" style:font-name="MathJax_Math" fo:font-size="16pt" fo:font-weight="normal" officeooo:rsid="0108c5e2" style:font-size-asian="16pt" style:font-weight-asian="normal" style:font-size-complex="16pt" style:font-weight-complex="normal"/>
    </style:style>
    <style:style style:name="T22" style:family="text">
      <style:text-properties style:text-position="0% 100%" style:font-name="MathJax_Math" fo:font-size="16pt" fo:font-weight="normal" officeooo:rsid="010c282b" style:font-size-asian="16pt" style:font-weight-asian="normal" style:font-size-complex="16pt" style:font-weight-complex="normal"/>
    </style:style>
    <style:style style:name="T23" style:family="text">
      <style:text-properties style:text-position="0% 100%" style:font-name="MathJax_Math" fo:font-size="16pt" fo:font-weight="normal" officeooo:rsid="010d6b00" style:font-size-asian="16pt" style:font-weight-asian="normal" style:font-size-complex="16pt" style:font-weight-complex="normal"/>
    </style:style>
    <style:style style:name="T24" style:family="text">
      <style:text-properties style:text-position="0% 100%" style:font-name="MathJax_Math" fo:font-size="16pt" fo:font-weight="normal" officeooo:rsid="010eb8e7" style:font-size-asian="16pt" style:font-weight-asian="normal" style:font-size-complex="16pt" style:font-weight-complex="normal"/>
    </style:style>
    <style:style style:name="T25" style:family="text">
      <style:text-properties style:text-position="0% 100%" style:font-name="MathJax_Math" fo:font-size="16pt" fo:font-weight="normal" officeooo:rsid="01108055" style:font-size-asian="16pt" style:font-weight-asian="normal" style:font-size-complex="16pt" style:font-weight-complex="normal"/>
    </style:style>
    <style:style style:name="T26" style:family="text">
      <style:text-properties style:text-position="0% 100%" style:font-name="MathJax_Math" fo:font-size="16pt" fo:font-weight="normal" officeooo:rsid="0111b9ff" style:font-size-asian="16pt" style:font-weight-asian="normal" style:font-size-complex="16pt" style:font-weight-complex="normal"/>
    </style:style>
    <style:style style:name="T27" style:family="text">
      <style:text-properties style:text-position="0% 100%" style:font-name="MathJax_Math" fo:font-size="16pt" fo:font-weight="normal" officeooo:rsid="0114ae4c" style:font-size-asian="16pt" style:font-weight-asian="normal" style:font-size-complex="16pt" style:font-weight-complex="normal"/>
    </style:style>
    <style:style style:name="T28" style:family="text">
      <style:text-properties style:text-position="0% 100%" style:font-name="MathJax_Math" fo:font-size="16pt" fo:font-weight="normal" officeooo:rsid="0116723c" style:font-size-asian="16pt" style:font-weight-asian="normal" style:font-size-complex="16pt" style:font-weight-complex="normal"/>
    </style:style>
    <style:style style:name="T29" style:family="text">
      <style:text-properties style:text-position="0% 100%" style:font-name="MathJax_Math" fo:font-size="16pt" fo:font-weight="normal" officeooo:rsid="01176bf0" style:font-size-asian="16pt" style:font-weight-asian="normal" style:font-size-complex="16pt" style:font-weight-complex="normal"/>
    </style:style>
    <style:style style:name="T30" style:family="text">
      <style:text-properties style:text-position="0% 100%" style:font-name="MathJax_Math" fo:font-size="16pt" fo:font-weight="normal" officeooo:rsid="011ac4c9" style:font-size-asian="16pt" style:font-weight-asian="normal" style:font-size-complex="16pt" style:font-weight-complex="normal"/>
    </style:style>
    <style:style style:name="T31" style:family="text">
      <style:text-properties style:text-position="0% 100%" style:font-name="MathJax_Math" fo:font-size="16pt" fo:font-weight="normal" officeooo:rsid="011b206c" style:font-size-asian="16pt" style:font-weight-asian="normal" style:font-size-complex="16pt" style:font-weight-complex="normal"/>
    </style:style>
    <style:style style:name="T32" style:family="text">
      <style:text-properties style:text-position="0% 100%" style:font-name="MathJax_Math" fo:font-size="16pt" fo:font-weight="normal" officeooo:rsid="01218ff2" style:font-size-asian="16pt" style:font-weight-asian="normal" style:font-size-complex="16pt" style:font-weight-complex="normal"/>
    </style:style>
    <style:style style:name="T33" style:family="text">
      <style:text-properties style:text-position="0% 100%" style:font-name="MathJax_Math" fo:font-size="16pt" fo:font-weight="normal" officeooo:rsid="0121e7b5" style:font-size-asian="16pt" style:font-weight-asian="normal" style:font-size-complex="16pt" style:font-weight-complex="normal"/>
    </style:style>
    <style:style style:name="T34" style:family="text">
      <style:text-properties style:text-position="0% 100%" style:font-name="MathJax_Math" fo:font-size="16pt" fo:font-weight="normal" officeooo:rsid="012533dc" style:font-size-asian="16pt" style:font-weight-asian="normal" style:font-size-complex="16pt" style:font-weight-complex="normal"/>
    </style:style>
    <style:style style:name="T35" style:family="text">
      <style:text-properties style:text-position="0% 100%" style:font-name="MathJax_Math" fo:font-size="16pt" fo:font-weight="normal" officeooo:rsid="01259466" style:font-size-asian="16pt" style:font-weight-asian="normal" style:font-size-complex="16pt" style:font-weight-complex="normal"/>
    </style:style>
    <style:style style:name="T36" style:family="text">
      <style:text-properties style:text-position="0% 100%" style:font-name="MathJax_Mai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style:text-position="0% 100%" style:font-name="MathJax_Main" fo:font-size="16pt" fo:font-style="normal" fo:font-weight="normal" officeooo:rsid="0059f841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text-position="0% 100%" style:font-name="MathJax_Main" fo:font-size="16pt" fo:font-style="normal" fo:font-weight="normal" officeooo:rsid="012d1e0c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style:text-position="0% 100%" style:font-name="MathJax_Main" fo:font-size="16pt" fo:font-style="normal" fo:font-weight="normal" officeooo:rsid="012d36c4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text-position="0% 100%" style:font-name="MathJax_Main" fo:font-size="16pt" fo:font-style="normal" fo:font-weight="normal" officeooo:rsid="012e9f6b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style:text-position="0% 100%" style:font-name="MathJax_Main" fo:font-size="16pt" fo:font-style="normal" fo:font-weight="normal" officeooo:rsid="015c24b1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style:text-position="0% 100%" style:font-name="MathJax_Main" fo:font-size="16pt" fo:font-style="normal" fo:font-weight="normal" officeooo:rsid="015c3bd6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text-position="0% 100%" style:font-name="MathJax_Main" fo:font-size="16pt" fo:font-style="normal" fo:font-weight="normal" officeooo:rsid="015cdc9a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style:text-position="0% 100%" style:font-name="MathJax_Main" fo:font-size="16pt" fo:font-style="normal" fo:font-weight="normal" officeooo:rsid="016a7b1f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style:text-position="0% 100%" style:font-name="MathJax_Main" fo:font-size="16pt" fo:font-style="normal" fo:font-weight="normal" officeooo:rsid="01769a60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text-position="0% 100%" style:font-name="MathJax_Main" fo:font-size="16pt" fo:font-style="normal" fo:font-weight="normal" officeooo:rsid="017856bf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text-position="0% 100%" style:font-name="MathJax_Main" fo:font-size="16pt" fo:font-style="normal" fo:font-weight="normal" officeooo:rsid="017923b2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text-position="0% 100%" style:font-name="MathJax_Main" fo:font-size="16pt" fo:font-style="normal" fo:font-weight="normal" officeooo:rsid="019b7118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text-position="0% 100%" style:font-name="MathJax_Main" fo:font-size="16pt" fo:font-style="normal" fo:font-weight="normal" officeooo:rsid="019d570a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text-position="0% 100%" style:font-name="MathJax_Main" fo:font-size="16pt" fo:font-style="normal" fo:font-weight="normal" officeooo:rsid="01cad399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text-position="0% 100%" style:font-name="MathJax_Main" fo:font-size="16pt" fo:font-style="normal" fo:font-weight="normal" officeooo:rsid="01cd741b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style:text-position="0% 100%" style:font-name="MathJax_Main" fo:font-size="16pt" fo:font-style="normal" fo:font-weight="bold" officeooo:rsid="017923b2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style:text-position="0% 100%" style:font-name="MathJax_Main" fo:font-size="16pt" fo:font-style="normal" fo:font-weight="bold" officeooo:rsid="01cd741b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style:text-position="0% 100%" style:font-name="MathJax_Main" fo:font-size="16pt" fo:font-style="italic" fo:font-weight="normal" officeooo:rsid="01d01ffe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style:text-position="super 58%" fo:font-style="normal" fo:font-weight="normal" officeooo:rsid="01fca1e6" style:font-style-asian="normal" style:font-weight-asian="normal" style:font-style-complex="normal" style:font-weight-complex="normal"/>
    </style:style>
    <style:style style:name="T56" style:family="text">
      <style:text-properties style:text-position="super 58%" fo:font-style="normal" fo:font-weight="normal" officeooo:rsid="0202a76b" style:font-style-asian="normal" style:font-weight-asian="normal" style:font-style-complex="normal" style:font-weight-complex="normal"/>
    </style:style>
    <style:style style:name="T57" style:family="text">
      <style:text-properties fo:font-weight="bold" officeooo:rsid="0096b79a" style:font-weight-asian="bold" style:font-weight-complex="bold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202a76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207998c" style:font-style-asian="normal" style:font-weight-asian="normal" style:font-style-complex="normal" style:font-weight-complex="normal"/>
    </style:style>
    <style:style style:name="T61" style:family="text">
      <style:text-properties fo:font-style="normal" officeooo:rsid="00cf321d" style:font-style-asian="normal" style:font-style-complex="normal"/>
    </style:style>
    <style:style style:name="T62" style:family="text">
      <style:text-properties fo:font-style="normal" officeooo:rsid="00d02422" style:font-style-asian="normal" style:font-style-complex="normal"/>
    </style:style>
    <style:style style:name="T63" style:family="text">
      <style:text-properties fo:font-style="normal" officeooo:rsid="00d20530" style:font-style-asian="normal" style:font-style-complex="normal"/>
    </style:style>
    <style:style style:name="T64" style:family="text">
      <style:text-properties fo:font-style="normal" officeooo:rsid="00d34000" style:font-style-asian="normal" style:font-style-complex="normal"/>
    </style:style>
    <style:style style:name="T65" style:family="text">
      <style:text-properties fo:font-style="normal" officeooo:rsid="00d4c9a2" style:font-style-asian="normal" style:font-style-complex="normal"/>
    </style:style>
    <style:style style:name="T66" style:family="text">
      <style:text-properties fo:font-style="normal" officeooo:rsid="00e8b2cc" style:font-style-asian="normal" style:font-style-complex="normal"/>
    </style:style>
    <style:style style:name="T67" style:family="text">
      <style:text-properties fo:font-style="normal" officeooo:rsid="00e96117" style:font-style-asian="normal" style:font-style-complex="normal"/>
    </style:style>
    <style:style style:name="T68" style:family="text">
      <style:text-properties fo:font-style="normal" officeooo:rsid="00e977ec" style:font-style-asian="normal" style:font-style-complex="normal"/>
    </style:style>
    <style:style style:name="T69" style:family="text">
      <style:text-properties fo:font-style="normal" officeooo:rsid="00ecd842" style:font-style-asian="normal" style:font-style-complex="normal"/>
    </style:style>
    <style:style style:name="T70" style:family="text">
      <style:text-properties fo:font-style="normal" officeooo:rsid="00eecaf0" style:font-style-asian="normal" style:font-style-complex="normal"/>
    </style:style>
    <style:style style:name="T71" style:family="text">
      <style:text-properties fo:font-style="normal" officeooo:rsid="00efa1e7" style:font-style-asian="normal" style:font-style-complex="normal"/>
    </style:style>
    <style:style style:name="T72" style:family="text">
      <style:text-properties fo:font-style="normal" officeooo:rsid="00f0ef6d" style:font-style-asian="normal" style:font-style-complex="normal"/>
    </style:style>
    <style:style style:name="T73" style:family="text">
      <style:text-properties fo:font-style="normal" officeooo:rsid="00f1368d" style:font-style-asian="normal" style:font-style-complex="normal"/>
    </style:style>
    <style:style style:name="T74" style:family="text">
      <style:text-properties fo:font-style="normal" officeooo:rsid="00f2374d" style:font-style-asian="normal" style:font-style-complex="normal"/>
    </style:style>
    <style:style style:name="T75" style:family="text">
      <style:text-properties fo:font-style="normal" officeooo:rsid="00f44eb4" style:font-style-asian="normal" style:font-style-complex="normal"/>
    </style:style>
    <style:style style:name="T76" style:family="text">
      <style:text-properties fo:font-style="normal" officeooo:rsid="00fd5bd9" style:font-style-asian="normal" style:font-style-complex="normal"/>
    </style:style>
    <style:style style:name="T77" style:family="text">
      <style:text-properties fo:font-style="normal" officeooo:rsid="00fe27d4" style:font-style-asian="normal" style:font-style-complex="normal"/>
    </style:style>
    <style:style style:name="T78" style:family="text">
      <style:text-properties fo:font-style="normal" officeooo:rsid="01006cc1" style:font-style-asian="normal" style:font-style-complex="normal"/>
    </style:style>
    <style:style style:name="T79" style:family="text">
      <style:text-properties fo:font-style="normal" officeooo:rsid="0100eff7" style:font-style-asian="normal" style:font-style-complex="normal"/>
    </style:style>
    <style:style style:name="T80" style:family="text">
      <style:text-properties fo:font-style="normal" officeooo:rsid="01032f42" style:font-style-asian="normal" style:font-style-complex="normal"/>
    </style:style>
    <style:style style:name="T81" style:family="text">
      <style:text-properties fo:font-style="normal" fo:font-weight="bold" officeooo:rsid="00e977ec" style:font-style-asian="normal" style:font-weight-asian="bold" style:font-style-complex="normal" style:font-weight-complex="bold"/>
    </style:style>
    <style:style style:name="T82" style:family="text">
      <style:text-properties officeooo:rsid="006aa32c"/>
    </style:style>
    <style:style style:name="T83" style:family="text">
      <style:text-properties officeooo:rsid="00287678"/>
    </style:style>
    <style:style style:name="T84" style:family="text">
      <style:text-properties officeooo:rsid="0096b79a"/>
    </style:style>
    <style:style style:name="T85" style:family="text">
      <style:text-properties fo:font-style="italic" fo:font-weight="bold" officeooo:rsid="0096b79a" style:font-style-asian="italic" style:font-weight-asian="bold" style:font-style-complex="italic" style:font-weight-complex="bold"/>
    </style:style>
    <style:style style:name="T86" style:family="text">
      <style:text-properties fo:font-style="italic" fo:font-weight="normal" officeooo:rsid="01f18f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f327d3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f3595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41974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f519ac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f5ea69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f91609" style:font-style-asian="italic" style:font-weight-asian="normal" style:font-style-complex="italic" style:font-weight-complex="normal"/>
    </style:style>
    <style:style style:name="T93" style:family="text">
      <style:text-properties officeooo:rsid="01a3a5db"/>
    </style:style>
    <style:style style:name="T94" style:family="text">
      <style:text-properties officeooo:rsid="01ace805"/>
    </style:style>
    <style:style style:name="T95" style:family="text">
      <style:text-properties officeooo:rsid="01c25d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 <text:s text:c="4"/><text:span text:style-name="T83">Network Points</text:span></text:p>
      <text:p text:style-name="P3"/>
      <text:p text:style-name="P3">PROBLEM STATEMENT:</text:p>
      <text:p text:style-name="P4"/>
      <text:p text:style-name="P22">Recently, Edward was chosen to design a network for Carpland. Carpland consists of N points and exactly M connecting bi-directional edges. There must be atmost one edge between any two points. The connections must be such that every point is connected to any other point via these connections.</text:p>
      <text:p text:style-name="P5"/>
      <text:p text:style-name="P5"><text:span text:style-name="T84">Edward, being a clever person, designs a network in such a way that if the <text:s/></text:span><text:span text:style-name="T57">point </text:span><text:span text:style-name="T85">v </text:span><text:span text:style-name="T61">is removed </text:span><text:span text:style-name="T62">from the network (</text:span><text:span text:style-name="T63">or is disabled), </text:span><text:span text:style-name="T64">then </text:span><text:span text:style-name="T65">th</text:span><text:span text:style-name="T66">e </text:span><text:span text:style-name="T67">resulting </text:span><text:span text:style-name="T68">network becomes </text:span><text:span text:style-name="T81">disconnected</text:span><text:span text:style-name="T68">. </text:span><text:span text:style-name="T69">(</text:span><text:span text:style-name="T70">i.e. </text:span><text:span text:style-name="T71">there exists </text:span><text:span text:style-name="T72">a pair of vertices in </text:span><text:span text:style-name="T73">the </text:span><text:span text:style-name="T74">resulting network </text:span><text:span text:style-name="T75">such </text:span><text:span text:style-name="T76">that </text:span><text:span text:style-name="T77">there is no existing connection between the</text:span><text:span text:style-name="T78">se two </text:span><text:span text:style-name="T79">vertices</text:span><text:span text:style-name="T80">).</text:span><text:span text:style-name="T84"> </text:span></text:p>
      <text:p text:style-name="P6"/>
      <text:p text:style-name="P7"><text:span text:style-name="T18">B</text:span><text:span text:style-name="T17">eing </text:span><text:span text:style-name="T19">Edward’s </text:span><text:span text:style-name="T20">friend, </text:span><text:span text:style-name="T21">you need to </text:span><text:span text:style-name="T22">tell </text:span><text:span text:style-name="T23">whether </text:span><text:span text:style-name="T24">it is </text:span><text:span text:style-name="T25">possible </text:span><text:span text:style-name="T26">to make such a network </text:span><text:span text:style-name="T27">or not. </text:span><text:span text:style-name="T28">I</text:span><text:span text:style-name="T29">f </text:span><text:span text:style-name="T30">it is </text:span><text:span text:style-name="T31">possible </text:span><text:span text:style-name="T32">to </text:span><text:span text:style-name="T33">make such a network, </text:span><text:span text:style-name="T34">help </text:span><text:span text:style-name="T35">him build the graph.</text:span></text:p>
      <text:p text:style-name="P7"/>
      <text:p text:style-name="P8"><text:span text:style-name="T37">I</text:span><text:span text:style-name="T36">f </text:span><text:span text:style-name="T40">it is </text:span><text:span text:style-name="T36">not possible, </text:span><text:span text:style-name="T38">output “-</text:span><text:span text:style-name="T39">1” (without quotes).</text:span></text:p>
      <text:p text:style-name="P9"><text:span text:style-name="T39">O</text:span><text:span text:style-name="T36">therwise, </text:span><text:span text:style-name="T41">in the first line </text:span><text:span text:style-name="T42">print </text:span><text:span text:style-name="T43">N,M and v.</text:span></text:p>
      <text:p text:style-name="P10"><text:span text:style-name="T43">E</text:span><text:span text:style-name="T36">ach </text:span><text:span text:style-name="T44">of the next M lines contains </text:span><text:span text:style-name="T45">two </text:span><text:span text:style-name="T46">integers </text:span><text:span text:style-name="T52">p</text:span><text:span text:style-name="T47"> and </text:span><text:span text:style-name="T52">q, </text:span><text:span text:style-name="T48">denoting </text:span><text:span text:style-name="T49">an edge </text:span><text:span text:style-name="T50">between points </text:span><text:span text:style-name="T53">p</text:span><text:span text:style-name="T51"> and </text:span><text:span text:style-name="T53">q</text:span><text:span text:style-name="T51">.</text:span></text:p>
      <text:p text:style-name="P10"><text:span text:style-name="T54">If multiple such graphs are possible, print any one.</text:span><text:span text:style-name="T52"> </text:span></text:p>
      <text:p text:style-name="P14"/>
      <text:p text:style-name="P14"/>
      <text:p text:style-name="P13">INPUT:</text:p>
      <text:p text:style-name="P11">First line <text:span text:style-name="T82">contains an integer </text:span><text:span text:style-name="T12">N, </text:span><text:span text:style-name="T13">M, </text:span><text:span text:style-name="T14">v</text:span><text:span text:style-name="T16">.</text:span></text:p>
      <text:p text:style-name="P23"/>
      <text:p text:style-name="P12"><text:span text:style-name="T15">O</text:span><text:span text:style-name="T11">UTPUT:</text:span></text:p>
      <text:p text:style-name="P16">If <text:span text:style-name="T93">such a network cannot be made, print “-1”(without quotes).</text:span></text:p>
      <text:p text:style-name="P17"><text:soft-page-break/>Otherwise, <text:span text:style-name="T94">print three integers – N, M and v.</text:span></text:p>
      <text:p text:style-name="P18">In each of the next M lines, <text:span text:style-name="T95">print 2 integers p and q, denoting an edge between points p and q.</text:span></text:p>
      <text:p text:style-name="P19">Note – <text:span text:style-name="T86">There must be atmost </text:span><text:span text:style-name="T87">one </text:span><text:span text:style-name="T88">edge </text:span><text:span text:style-name="T89">between </text:span><text:span text:style-name="T90">any two </text:span><text:span text:style-name="T92">vertices</text:span><text:span text:style-name="T91">.</text:span></text:p>
      <text:p text:style-name="P24"><text:s/></text:p>
      <text:p text:style-name="P20">Constraints:</text:p>
      <text:p text:style-name="P1"><text:span text:style-name="T6">3</text:span><text:span text:style-name="T1"> &lt;= </text:span><text:span text:style-name="T2">N</text:span><text:span text:style-name="T3"> &lt;</text:span><text:span text:style-name="T4">= 10</text:span><text:span text:style-name="T55">5</text:span></text:p>
      <text:p text:style-name="P2"><text:span text:style-name="T5">0 </text:span><text:span text:style-name="T1">&lt;= </text:span><text:span text:style-name="T7">M </text:span><text:span text:style-name="T8">&lt;</text:span><text:span text:style-name="T9">= </text:span><text:span text:style-name="T10">10</text:span><text:span text:style-name="T56">5</text:span></text:p>
      <text:p text:style-name="P21"><text:span text:style-name="T59">1 </text:span><text:span text:style-name="T58">&lt;= <text:s/>v <text:s/>&lt;= </text:span><text:span text:style-name="T60">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16:32.883114314</meta:creation-date>
    <dc:date>2019-07-19T19:06:42.455165942</dc:date>
    <meta:editing-duration>PT47M57S</meta:editing-duration>
    <meta:editing-cycles>242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260" meta:character-count="1422" meta:non-whitespace-character-count="1165"/>
  </office:meta>
</office:document-meta>
</file>